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cc0b1" officeooo:paragraph-rsid="000cc0b1"/>
    </style:style>
    <style:style style:name="P2" style:family="paragraph" style:parent-style-name="Standard">
      <loext:graphic-properties draw:fill="none"/>
      <style:paragraph-properties fo:margin-left="0in" fo:margin-right="0in" fo:text-indent="0in" style:auto-text-indent="false" fo:background-color="transparent"/>
      <style:text-properties officeooo:rsid="00178336" officeooo:paragraph-rsid="00178336"/>
    </style:style>
    <style:style style:name="P3" style:family="paragraph" style:parent-style-name="Standard">
      <loext:graphic-properties draw:fill="none"/>
      <style:paragraph-properties fo:margin-left="0in" fo:margin-right="0in" fo:text-indent="0in" style:auto-text-indent="false" fo:background-color="transparent"/>
      <style:text-properties fo:font-weight="normal" officeooo:rsid="00178336" officeooo:paragraph-rsid="000cc0b1" style:font-weight-asian="normal" style:font-weight-complex="normal"/>
    </style:style>
    <style:style style:name="P4" style:family="paragraph" style:parent-style-name="Standard">
      <loext:graphic-properties draw:fill="none"/>
      <style:paragraph-properties fo:margin-left="0in" fo:margin-right="0in" fo:text-indent="0in" style:auto-text-indent="false" fo:background-color="transparent"/>
      <style:text-properties fo:font-weight="normal" officeooo:rsid="00178336" officeooo:paragraph-rsid="00178336" style:font-weight-asian="normal" style:font-weight-complex="normal"/>
    </style:style>
    <style:style style:name="P5" style:family="paragraph" style:parent-style-name="Standard">
      <loext:graphic-properties draw:fill="none"/>
      <style:paragraph-properties fo:margin-left="0in" fo:margin-right="0in" fo:text-indent="0in" style:auto-text-indent="false" fo:background-color="transparent"/>
      <style:text-properties officeooo:rsid="001b5c79" officeooo:paragraph-rsid="001b5c79"/>
    </style:style>
    <style:style style:name="P6" style:family="paragraph" style:parent-style-name="Standard" style:list-style-name="L1">
      <loext:graphic-properties draw:fill="none"/>
      <style:paragraph-properties fo:margin-left="0in" fo:margin-right="0in" fo:text-indent="0in" style:auto-text-indent="false" fo:background-color="transparent"/>
      <style:text-properties officeooo:rsid="001c1fcf" officeooo:paragraph-rsid="001c1fcf"/>
    </style:style>
    <style:style style:name="P7" style:family="paragraph" style:parent-style-name="Standard" style:list-style-name="L1">
      <loext:graphic-properties draw:fill="none"/>
      <style:paragraph-properties fo:margin-left="0in" fo:margin-right="0in" fo:text-indent="0in" style:auto-text-indent="false" fo:background-color="transparent"/>
      <style:text-properties officeooo:rsid="001c1fcf" officeooo:paragraph-rsid="001c8ca0"/>
    </style:style>
    <style:style style:name="P8" style:family="paragraph" style:parent-style-name="Standard" style:list-style-name="L1">
      <loext:graphic-properties draw:fill="none"/>
      <style:paragraph-properties fo:margin-left="0in" fo:margin-right="0in" fo:text-indent="0in" style:auto-text-indent="false" fo:background-color="transparent"/>
      <style:text-properties officeooo:rsid="001f2408" officeooo:paragraph-rsid="001f2408"/>
    </style:style>
    <style:style style:name="P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b5c79" officeooo:paragraph-rsid="001b5c79"/>
    </style:style>
    <style:style style:name="T1" style:family="text">
      <style:text-properties fo:font-weight="normal" style:font-weight-asian="normal" style:font-weight-complex="normal"/>
    </style:style>
    <style:style style:name="T2" style:family="text">
      <style:text-properties fo:font-weight="normal" officeooo:rsid="00178336" style:font-weight-asian="normal" style:font-weight-complex="normal"/>
    </style:style>
    <style:style style:name="T3" style:family="text">
      <style:text-properties fo:font-weight="normal" officeooo:rsid="001b5c79" style:font-weight-asian="normal" style:font-weight-complex="normal"/>
    </style:style>
    <style:style style:name="T4" style:family="text">
      <style:text-properties fo:font-weight="normal" officeooo:rsid="001c1fcf" style:font-weight-asian="normal" style:font-weight-complex="normal"/>
    </style:style>
    <style:style style:name="T5" style:family="text">
      <style:text-properties fo:font-weight="normal" officeooo:rsid="001c8ca0" style:font-weight-asian="normal" style:font-weight-complex="normal"/>
    </style:style>
    <style:style style:name="T6" style:family="text">
      <style:text-properties fo:font-weight="normal" officeooo:rsid="001f2408"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Whom It May Concern,</text:p>
      <text:p text:style-name="P9"><text:span text:style-name="T2"><text:s text:c="4"/>H</text:span><text:span text:style-name="T4">ello</text:span><text:span text:style-name="T2">. I’m writing today concerning a sponsorship opportunity </text:span><text:span text:style-name="T4">jointly </text:span><text:span text:style-name="T2">on behalf of First Robotics Competition team 1510, the Wildcats, </text:span><text:span text:style-name="T4">and team 2898, the Flying Hedgehogs</text:span><text:span text:style-name="T2">. We’re based out of Westview High School </text:span><text:span text:style-name="T4">and the School of Science and Technology</text:span><text:span text:style-name="T2"> in Portland, Oregon, have been a part of FRC for over </text:span><text:span text:style-name="T5">11</text:span><text:span text:style-name="T2"> years, and are almost entirely student-led organization</text:span><text:span text:style-name="T4">s</text:span><text:span text:style-name="T2">. Currently, we are preparing for next year’s challenge and researching new angles to go about challenges, with a focus on </text:span><text:span text:style-name="T4">advanced computer vision</text:span><text:span text:style-name="T2">. Autonomous robotics is a large part of the competition, and as such, modern and powerful computer vision routines are needed. Unfortunately, the only readily available framework that teams can use for automated computer vision is OpenCV, which is quite limited in its flexibility (binary color masking, rudimentary shape detection, etc.). However, we have been experimenting with Deep Learning-based vision solutions through Convolutional Neural Networks, with success. We hope to not only apply to this upcoming competition but also to spread and share with other teams, increasing the average FRC team’s software-side capability and helping to introduce more high schoolers to modern machine learning concepts and applications. Unfortunately, it takes an enormous amount of computing power to design and train deep networks, which is where Nvidia can assist us. We can use Nvidia’s CUDA and cuDNN-enabled GPUs in conjunction with Google’s Tensorflow </text:span><text:span text:style-name="T4">framework </text:span><text:span text:style-name="T2">to easily create powerful neural nets, then train and execute them orders of magnitude faster than </text:span><text:span text:style-name="T4">when using</text:span><text:span text:style-name="T2"> traditional, CPU-bound methods. </text:span><text:span text:style-name="T5">Unfortunately, there’s numerous monetary barriers in the way to us employing Nvidia-based deep learning methods</text:span><text:span text:style-name="T2">, </text:span><text:span text:style-name="T5">so </text:span><text:span text:style-name="T2">we are </text:span><text:span text:style-name="T4">inquiring</text:span><text:span text:style-name="T2"> if it would be possible for Nvidia to provide </text:span><text:span text:style-name="T5">assistance</text:span><text:span text:style-name="T2">, either through hardware donations, monetary support, or hardware discounts.</text:span></text:p>
      <text:p text:style-name="P5"><text:span text:style-name="T2"/></text:p>
      <text:list xml:id="list7300653724981660571" text:style-name="L1">
        <text:list-header>
          <text:p text:style-name="P7"><text:span text:style-name="T2">S</text:span><text:span text:style-name="T1">ponsor benefits:</text:span></text:p>
          <text:p text:style-name="P7"><text:span text:style-name="T1"><text:line-break/>$5,000 or More – Major Sponsor</text:span></text:p>
        </text:list-header>
        <text:list-item>
          <text:p text:style-name="P6"><text:span text:style-name="T1">Name on team stationeries/T-shirts</text:span></text:p>
        </text:list-item>
        <text:list-item>
          <text:p text:style-name="P6"><text:span text:style-name="T1">Giant (12”x12”) logo on sponsor banner at competition</text:span></text:p>
        </text:list-item>
        <text:list-item>
          <text:p text:style-name="P6"><text:span text:style-name="T1">Name in all press releases</text:span></text:p>
        </text:list-item>
        <text:list-item>
          <text:p text:style-name="P6"><text:span text:style-name="T1">Logo and link on website</text:span></text:p>
        </text:list-item>
        <text:list-item>
          <text:p text:style-name="P6"><text:span text:style-name="T1">Company name on Robot</text:span></text:p>
        </text:list-item>
        <text:list-item>
          <text:p text:style-name="P6"><text:span text:style-name="T1">Team T-shirt and Button</text:span></text:p>
          <text:p text:style-name="P6"><text:span text:style-name="T1"/></text:p>
          <text:p text:style-name="P6"><text:span text:style-name="T1">$2,000 - $4,999 – Sponsor</text:span></text:p>
        </text:list-item>
        <text:list-item>
          <text:p text:style-name="P6"><text:span text:style-name="T1">Name on team stationeries/T-shirts</text:span></text:p>
        </text:list-item>
        <text:list-item>
          <text:p text:style-name="P6"><text:span text:style-name="T1">Huge (10”x10”) logo on sponsor banner at competition</text:span></text:p>
        </text:list-item>
        <text:list-item>
          <text:p text:style-name="P6"><text:span text:style-name="T1">Name in all press releases</text:span></text:p>
        </text:list-item>
        <text:list-item>
          <text:p text:style-name="P6"><text:soft-page-break/><text:span text:style-name="T1">Logo and link on website</text:span></text:p>
        </text:list-item>
        <text:list-item>
          <text:p text:style-name="P6"><text:span text:style-name="T1">Company name on Robot</text:span></text:p>
        </text:list-item>
        <text:list-item>
          <text:p text:style-name="P6"><text:span text:style-name="T1">Team T-shirt and Button</text:span></text:p>
          <text:p text:style-name="P6"><text:span text:style-name="T1"/></text:p>
          <text:p text:style-name="P6"><text:span text:style-name="T1">$1,000 - $1,999 - Major Supporter</text:span></text:p>
        </text:list-item>
        <text:list-item>
          <text:p text:style-name="P6"><text:span text:style-name="T1">Large (8”x8”) logo on sponsor banner at competition</text:span></text:p>
        </text:list-item>
        <text:list-item>
          <text:p text:style-name="P6"><text:span text:style-name="T1">Logo and link on website</text:span></text:p>
        </text:list-item>
        <text:list-item>
          <text:p text:style-name="P6"><text:span text:style-name="T1">Team T-shirt and Button</text:span></text:p>
          <text:p text:style-name="P6"><text:span text:style-name="T1"/></text:p>
          <text:p text:style-name="P6"><text:span text:style-name="T1">$500 - $999 - Supporter</text:span></text:p>
        </text:list-item>
        <text:list-item>
          <text:p text:style-name="P6"><text:span text:style-name="T1">Logo and link on website</text:span></text:p>
        </text:list-item>
        <text:list-item>
          <text:p text:style-name="P6"><text:span text:style-name="T1">6”x6” logo on sponsor banner at competition</text:span></text:p>
        </text:list-item>
        <text:list-item>
          <text:p text:style-name="P6"><text:span text:style-name="T1">Team T-shirt and Button</text:span></text:p>
          <text:p text:style-name="P8"/>
          <text:p text:style-name="P6"><text:span text:style-name="T1">$499 or less - Contributor</text:span></text:p>
        </text:list-item>
        <text:list-item>
          <text:p text:style-name="P6"><text:span text:style-name="T1">Logo and link on website</text:span></text:p>
        </text:list-item>
      </text:list>
      <text:p text:style-name="P5"><text:span text:style-name="T2"/></text:p>
      <text:p text:style-name="P3"/>
      <text:p text:style-name="P2"><text:span text:style-name="T1">Thank you so much for your time and consideration, </text:span><text:span text:style-name="T3">and </text:span><text:span text:style-name="T1">we look forward to </text:span><text:span text:style-name="T3">receiving</text:span><text:span text:style-name="T1"> a response!</text:span></text:p>
      <text:p text:style-name="P4"/>
      <text:p text:style-name="P4"/>
      <text:p text:style-name="P4">Sincerely,</text:p>
      <text:p text:style-name="P4">Solomon Greenberg</text:p>
      <text:p text:style-name="Text_20_body"><text:span text:style-name="T1">FRC Team </text:span><text:span text:style-name="T6">15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00:02:11.053265369</meta:creation-date>
    <dc:date>2016-08-29T18:28:19.156374004</dc:date>
    <meta:editing-duration>PT2H20M58S</meta:editing-duration>
    <meta:editing-cycles>10</meta:editing-cycles>
    <meta:generator>LibreOffice/5.2.0.4$Linux_X86_64 LibreOffice_project/20m0$Build-4</meta:generator>
    <meta:document-statistic meta:table-count="0" meta:image-count="0" meta:object-count="0" meta:page-count="2" meta:paragraph-count="35" meta:word-count="464" meta:character-count="2804" meta:non-whitespace-character-count="2393"/>
  </office:meta>
</office:document-meta>
</file>